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1" svg:font-family="'Bitstream Vera Sans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Waree" svg:font-family="War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Waree"/>
    </style:style>
    <style:style style:name="P2" style:family="paragraph" style:parent-style-name="Preformatted_20_Text">
      <style:paragraph-properties fo:text-align="center" style:justify-single-word="false"/>
      <style:text-properties style:font-name="Waree"/>
    </style:style>
    <style:style style:name="P3" style:family="paragraph" style:parent-style-name="Preformatted_20_Text">
      <style:text-properties style:font-name="Waree" fo:font-weight="bold" style:font-weight-asian="bold" style:font-weight-complex="bold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3"/>
    <style:style style:name="P6" style:family="paragraph" style:parent-style-name="Preformatted_20_Text" style:list-style-name="L4"/>
    <style:style style:name="P7" style:family="paragraph" style:parent-style-name="Preformatted_20_Text" style:list-style-name="L5"/>
    <style:style style:name="P8" style:family="paragraph" style:parent-style-name="Preformatted_20_Text" style:list-style-name="L6"/>
    <style:style style:name="P9" style:family="paragraph" style:parent-style-name="Preformatted_20_Text" style:list-style-name="L7"/>
    <style:style style:name="P10" style:family="paragraph" style:parent-style-name="Preformatted_20_Text" style:list-style-name="L8"/>
    <style:style style:name="P11" style:family="paragraph" style:parent-style-name="Heading_20_1">
      <style:text-properties style:font-name="Waree"/>
    </style:style>
    <style:style style:name="P12" style:family="paragraph" style:parent-style-name="Heading_20_1">
      <style:paragraph-properties fo:text-align="center" style:justify-single-word="false"/>
      <style:text-properties style:font-name="Waree" fo:font-style="normal" style:font-style-asian="normal" style:font-style-complex="normal"/>
    </style:style>
    <style:style style:name="T1" style:family="text">
      <style:text-properties style:font-name="War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yJaql-0.1 API Specification</text:h>
      <text:p text:style-name="P2">December 16th, 2009</text:p>
      <text:h text:style-name="P11" text:outline-level="1">Jaql()</text:h>
      <text:p text:style-name="P1">Initialize jaql engine, automatically reading parameters from env.ini, it'll start a JVM. Return an object of Jaql class. </text:p>
      <text:p text:style-name="P3">Exceptions</text:p>
      <text:p text:style-name="P1">On failure, a JVMException is raised.</text:p>
      <text:h text:style-name="P11" text:outline-level="1">jaql.execute(*args)</text:h>
      <text:p text:style-name="P1">Evaluate the next query in the jaql expression and return an generator over the result. <text:s/>This function takes 1 or 2 arguments.</text:p>
      <text:p text:style-name="P3">Arguments</text:p>
      <text:list xml:id="list2176415009" text:style-name="L2">
        <text:list-item>
          <text:p text:style-name="P4"><text:span text:style-name="T1">args[0] : Jaql expression – This argument is required, accepts a str value, it should be a valid Jaql expression (Jaql introduction: http://code.google.com/p/jaql/wiki/LanguageCore ), like “[{name:'Jon Doe',age:20},{name:'Jane Dean',age:32}] - &gt; write(hdfs('info'))”. <text:s/></text:span></text:p>
        </text:list-item>
        <text:list-item>
          <text:p text:style-name="P4"><text:span text:style-name="T1">args[1] : Extension parameters – This argument is optional, accepts a dict value or a variable refer to a dict, extension parameters assign values to <text:s/>the variables which are declared in previous jaql expression, <text:s text:c="2"/>a argument may like: {'name':'Jon Doe'}, which means <text:s/>assign 'Jon Doe' to the variable named “name”(“$name” in jaql).</text:span></text:p>
        </text:list-item>
      </text:list>
      <text:p text:style-name="P3">Exceptions</text:p>
      <text:p text:style-name="P1">If jaql engine failed to execute the given expression, a JAQLRuntimeException is raised.</text:p>
      <text:h text:style-name="P11" text:outline-level="1">jaql.execute_script(*args)</text:h>
      <text:p text:style-name="P1">Evaluate the next query in the jaql script and return an generator over the result. This function takes 1 or 2 arguments.</text:p>
      <text:p text:style-name="P3">Arguments</text:p>
      <text:list xml:id="list1227210021" text:style-name="L3">
        <text:list-item>
          <text:p text:style-name="P5"><text:span text:style-name="T1">args[0] : Jaql expression – This argument is required, accepts a str value, it should be a valid Jaql expression.</text:span></text:p>
        </text:list-item>
        <text:list-item>
          <text:p text:style-name="P5"><text:span text:style-name="T1">args[1] : Extension parameters – This argument is optional, accepts a dict value or a variable refer to a dict, extension parameters assign values to <text:s/>the variables which are declared in previous jaql script.</text:span></text:p>
        </text:list-item>
      </text:list>
      <text:p text:style-name="P3">Exceptions</text:p>
      <text:p text:style-name="P1">If jaql engine failed to execute the given script, a JAQLRuntimeException is raised.</text:p>
      <text:h text:style-name="Heading_20_1" text:outline-level="1">jaql.evaluate(*args)</text:h>
      <text:p text:style-name="P1">Execute a jaql expression, takes 1 or 2 arguments, after the execution is done, this function will return a list which holds the whole result set.</text:p>
      <text:p text:style-name="P3">Arguments</text:p>
      <text:list xml:id="list616500618" text:style-name="L4">
        <text:list-item>
          <text:p text:style-name="P6"><text:soft-page-break/><text:span text:style-name="T1">args[0] : Script file path <text:s/>– This argument is required, accepts a str value to represent a script file.</text:span></text:p>
        </text:list-item>
        <text:list-item>
          <text:p text:style-name="P6"><text:span text:style-name="T1">args[1] : Extension parameters – This argument is optional, accepts a dict value or a variable refer to a dict, extension parameters assign values to <text:s/>the variables which are declared in previous jaql script.</text:span></text:p>
        </text:list-item>
      </text:list>
      <text:p text:style-name="P3">Exceptions</text:p>
      <text:p text:style-name="P1">If jaql engine failed to execute the given script, a JAQLRuntimeException is raised.</text:p>
      <text:h text:style-name="Heading_20_1" text:outline-level="1">jaql.evaluate_script(*args)</text:h>
      <text:p text:style-name="P1">Run a jaql script, takes 1 or 2 arguments, after the execution is done, this function will return a list which holds the whole result set.</text:p>
      <text:p text:style-name="P3">Arguments</text:p>
      <text:list xml:id="list142619814" text:style-name="L5">
        <text:list-item>
          <text:p text:style-name="P7"><text:span text:style-name="T1">args[0] : Script file path <text:s/>– This argument is required, accepts a str value to represent a script file path.</text:span></text:p>
        </text:list-item>
        <text:list-item>
          <text:p text:style-name="P7"><text:span text:style-name="T1">args[1] : Extension parameters – This argument is optional, accepts a dict value or a variable refer to a dict, extension parameters assign values to <text:s/>the variables which are declared in previous jaql script.</text:span></text:p>
        </text:list-item>
      </text:list>
      <text:p text:style-name="P3">Exceptions</text:p>
      <text:p text:style-name="P1">If jaql engine failed to execute the given script, a JAQLRuntimeException is raised.</text:p>
      <text:h text:style-name="Heading_20_1" text:outline-level="1">jaql.add_jar(self , path)</text:h>
      <text:p text:style-name="P1">Add extension jars to jaql engine, enable 3rd party user defined functions.</text:p>
      <text:p text:style-name="P3">Arguments</text:p>
      <text:list xml:id="list847924791" text:style-name="L6">
        <text:list-item>
          <text:p text:style-name="P8"><text:span text:style-name="T1">path: jar file path.</text:span></text:p>
        </text:list-item>
      </text:list>
      <text:p text:style-name="P3">Exceptions</text:p>
      <text:p text:style-name="P1">If failed to add specific jar, a JarLoadingException is raised.</text:p>
      <text:h text:style-name="Heading_20_1" text:outline-level="1">jaql.set_property(self , name , value)</text:h>
      <text:p text:style-name="P1">Set property for jaql engine, jaql supports 3 runtime properties, they are "enableRewrite" (default true),"stopOnException" (default true) and "JaqlPrinter".</text:p>
      <text:p text:style-name="P3">Arguments</text:p>
      <text:list xml:id="list1084282343" text:style-name="L7">
        <text:list-item>
          <text:p text:style-name="P9"><text:span text:style-name="T1">name: property name , accepts a str value</text:span></text:p>
        </text:list-item>
        <text:list-item>
          <text:p text:style-name="P9"><text:span text:style-name="T1">value: property value , accepts a str value</text:span></text:p>
        </text:list-item>
      </text:list>
      <text:h text:style-name="Heading_20_1" text:outline-level="1">jaql.get_property(self , name)</text:h>
      <text:p text:style-name="P1">Get property value by name</text:p>
      <text:p text:style-name="P3">Arguments</text:p>
      <text:list xml:id="list2123244654" text:style-name="L8">
        <text:list-item>
          <text:p text:style-name="P10"><text:span text:style-name="T1">name: property name , accepts a str value</text:span></text:p>
        </text:list-item>
      </text:list>
      <text:h text:style-name="Heading_20_1" text:outline-level="1">jaql.close()</text:h>
      <text:p text:style-name="P1">Close jaql engine after queries are done. This function will shut down JVM, it should be carefully used because of the known limitation of JVM.</text:p>
      <text:p text:style-name="P3"><text:soft-page-break/>Exceptions</text:p>
      <text:p text:style-name="P1">On failure, a JVMException is rais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Waree" svg:font-family="War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h" fo:country="CN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CN" fo:font-size="12pt" fo:language="zh" fo:country="CN" style:font-name-asian="Bitstream Vera Sans2" style:font-size-asian="10.5pt" style:language-asian="zh" style:country-asian="CN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1" fo:font-size="10pt" style:font-name-asian="Bitstream Vera Sans Mono" style:font-size-asian="10pt" style:font-name-complex="Bitstream Vera Sans Mono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6T14:33:15</dc:date>
    <meta:generator>OpenOffice.org/3.0$Linux OpenOffice.org_project/300m15$Build-9379</meta:generator>
    <meta:editing-duration>PT00H06M01S</meta:editing-duration>
    <meta:editing-cycles>15</meta:editing-cycles>
    <meta:document-statistic meta:table-count="0" meta:image-count="0" meta:object-count="0" meta:page-count="3" meta:paragraph-count="53" meta:word-count="564" meta:character-count="3612"/>
    <meta:user-defined meta:name="Info 1"/>
    <meta:user-defined meta:name="Info 2"/>
    <meta:user-defined meta:name="Info 3"/>
    <meta:user-defined meta:name="Info 4"/>
  </office:meta>
</office:document-meta>
</file>